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8B00000025C9F8F1F3.png"/>
  <manifest:file-entry manifest:media-type="image/png" manifest:full-path="Pictures/100000000000024400000024C30B67D0.png"/>
  <manifest:file-entry manifest:media-type="image/png" manifest:full-path="Pictures/100000000000024E0000002979A8B3B7.png"/>
  <manifest:file-entry manifest:media-type="image/png" manifest:full-path="Pictures/100000000000024A0000002567AE445C.png"/>
  <manifest:file-entry manifest:media-type="image/png" manifest:full-path="Pictures/100000000000024800000025B7095B27.png"/>
  <manifest:file-entry manifest:media-type="image/png" manifest:full-path="Pictures/1000000000000547000000295D431108.png"/>
  <manifest:file-entry manifest:media-type="image/png" manifest:full-path="Pictures/100000000000025F00000021AE32BA21.png"/>
  <manifest:file-entry manifest:media-type="image/png" manifest:full-path="Pictures/100000000000025400000023E6DF3343.png"/>
  <manifest:file-entry manifest:media-type="image/png" manifest:full-path="Pictures/100000000000025600000028BD9CCF4D.png"/>
  <manifest:file-entry manifest:media-type="image/png" manifest:full-path="Pictures/1000000000000248000000212A7D422E.png"/>
  <manifest:file-entry manifest:media-type="image/png" manifest:full-path="Pictures/100000000000056B0000002D3933B274.png"/>
  <manifest:file-entry manifest:media-type="image/png" manifest:full-path="Pictures/100000000000054700000038F037D2E7.png"/>
  <manifest:file-entry manifest:media-type="image/png" manifest:full-path="Pictures/1000000000000560000000273F00C5FA.png"/>
  <manifest:file-entry manifest:media-type="image/png" manifest:full-path="Pictures/100000000000024D00000021CDB2A690.png"/>
  <manifest:file-entry manifest:media-type="image/png" manifest:full-path="Pictures/10000000000005970000002A91B98887.png"/>
  <manifest:file-entry manifest:media-type="image/png" manifest:full-path="Pictures/100000000000025900000022F0193827.png"/>
  <manifest:file-entry manifest:media-type="image/png" manifest:full-path="Pictures/100000000000024E00000026D838A51C.png"/>
  <manifest:file-entry manifest:media-type="image/png" manifest:full-path="Pictures/100000000000024400000028B8C957BB.png"/>
  <manifest:file-entry manifest:media-type="image/png" manifest:full-path="Pictures/10000000000005750000002A28C0BA87.png"/>
  <manifest:file-entry manifest:media-type="image/png" manifest:full-path="Pictures/100000000000056100000028FDED4A14.png"/>
  <manifest:file-entry manifest:media-type="image/png" manifest:full-path="Pictures/100000000000025500000029FF7DD84F.png"/>
  <manifest:file-entry manifest:media-type="image/png" manifest:full-path="Pictures/10000000000005570000002353E87D2D.png"/>
  <manifest:file-entry manifest:media-type="image/png" manifest:full-path="Pictures/100000000000055F0000002D123AD15F.png"/>
  <manifest:file-entry manifest:media-type="image/png" manifest:full-path="Pictures/10000000000005500000003481C4C7E9.png"/>
  <manifest:file-entry manifest:media-type="image/png" manifest:full-path="Pictures/100000000000025F0000002538808F62.png"/>
  <manifest:file-entry manifest:media-type="image/png" manifest:full-path="Pictures/10000000000005650000002D81E45444.png"/>
  <manifest:file-entry manifest:media-type="image/png" manifest:full-path="Pictures/10000000000005590000002A115BE364.png"/>
  <manifest:file-entry manifest:media-type="image/png" manifest:full-path="Pictures/100000000000024E0000001F374A4D2F.png"/>
  <manifest:file-entry manifest:media-type="image/png" manifest:full-path="Pictures/10000000000002620000002479C72C97.png"/>
  <manifest:file-entry manifest:media-type="image/png" manifest:full-path="Pictures/100000000000025F00000028FF4E0D7D.png"/>
  <manifest:file-entry manifest:media-type="image/png" manifest:full-path="Pictures/10000000000005570000002C6BB4E29C.png"/>
  <manifest:file-entry manifest:media-type="image/png" manifest:full-path="Pictures/10000000000005740000003260E38B0C.png"/>
  <manifest:file-entry manifest:media-type="image/png" manifest:full-path="Pictures/100000000000058E0000002E134771A7.png"/>
  <manifest:file-entry manifest:media-type="image/png" manifest:full-path="Pictures/100000000000024F000000268731152F.png"/>
  <manifest:file-entry manifest:media-type="image/png" manifest:full-path="Pictures/100000000000025C00000027E4A61702.png"/>
  <manifest:file-entry manifest:media-type="image/png" manifest:full-path="Pictures/100000000000055300000033371C3A05.png"/>
  <manifest:file-entry manifest:media-type="image/png" manifest:full-path="Pictures/100000000000025500000025EBB8A809.png"/>
  <manifest:file-entry manifest:media-type="image/png" manifest:full-path="Pictures/100000000000054800000023A716FEED.png"/>
  <manifest:file-entry manifest:media-type="image/png" manifest:full-path="Pictures/10000000000002490000002408A8378F.png"/>
  <manifest:file-entry manifest:media-type="image/png" manifest:full-path="Pictures/10000000000005580000002E9BA849C1.png"/>
  <manifest:file-entry manifest:media-type="image/png" manifest:full-path="Pictures/100000000000056500000032002A1E33.png"/>
  <manifest:file-entry manifest:media-type="image/png" manifest:full-path="Pictures/10000000000005760000002583CE1C6F.png"/>
  <manifest:file-entry manifest:media-type="image/png" manifest:full-path="Pictures/100000000000054B00000030BFC289EC.png"/>
  <manifest:file-entry manifest:media-type="image/png" manifest:full-path="Pictures/100000000000024D00000021AE5544A3.png"/>
  <manifest:file-entry manifest:media-type="image/png" manifest:full-path="Pictures/10000000000005630000002882658A31.png"/>
  <manifest:file-entry manifest:media-type="image/png" manifest:full-path="Pictures/100000000000055D0000003C20FE1715.png"/>
  <manifest:file-entry manifest:media-type="image/png" manifest:full-path="Pictures/100000000000057900000031DFAE19C5.png"/>
  <manifest:file-entry manifest:media-type="image/png" manifest:full-path="Pictures/10000000000005510000002F5B6257DC.png"/>
  <manifest:file-entry manifest:media-type="image/png" manifest:full-path="Pictures/100000000000025C00000024EF4DC609.png"/>
  <manifest:file-entry manifest:media-type="image/png" manifest:full-path="Pictures/100000000000024B000000204334FDBA.png"/>
  <manifest:file-entry manifest:media-type="image/png" manifest:full-path="Pictures/1000000000000262000000254CCEA113.png"/>
  <manifest:file-entry manifest:media-type="image/png" manifest:full-path="Pictures/10000000000002450000001F680F8ACC.png"/>
  <manifest:file-entry manifest:media-type="image/png" manifest:full-path="Pictures/1000000000000542000000253EE53F98.png"/>
  <manifest:file-entry manifest:media-type="image/png" manifest:full-path="Pictures/100000000000025000000023ED1A2AF4.png"/>
  <manifest:file-entry manifest:media-type="image/png" manifest:full-path="Pictures/10000000000005930000002FFA4482FE.png"/>
  <manifest:file-entry manifest:media-type="image/png" manifest:full-path="Pictures/100000000000025D00000023707A2F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628cm" style:rel-column-width="10131*"/>
    </style:style>
    <style:style style:name="Tabelle1.B" style:family="table-column">
      <style:table-column-properties style:column-width="14.372cm" style:rel-column-width="5540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628cm" style:rel-column-width="10131*"/>
    </style:style>
    <style:style style:name="Tabelle2.B" style:family="table-column">
      <style:table-column-properties style:column-width="14.372cm" style:rel-column-width="5540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628cm" style:rel-column-width="10131*"/>
    </style:style>
    <style:style style:name="Tabelle3.B" style:family="table-column">
      <style:table-column-properties style:column-width="14.372cm" style:rel-column-width="55404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628cm" style:rel-column-width="10131*"/>
    </style:style>
    <style:style style:name="Tabelle4.B" style:family="table-column">
      <style:table-column-properties style:column-width="14.372cm" style:rel-column-width="5540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628cm" style:rel-column-width="10131*"/>
    </style:style>
    <style:style style:name="Tabelle5.B" style:family="table-column">
      <style:table-column-properties style:column-width="14.372cm" style:rel-column-width="55404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628cm" style:rel-column-width="10131*"/>
    </style:style>
    <style:style style:name="Tabelle6.B" style:family="table-column">
      <style:table-column-properties style:column-width="14.372cm" style:rel-column-width="55404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628cm" style:rel-column-width="10131*"/>
    </style:style>
    <style:style style:name="Tabelle7.B" style:family="table-column">
      <style:table-column-properties style:column-width="14.372cm" style:rel-column-width="55404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58 big Evaluierung</text:p>
      <text:p text:style-name="Standard"/>
      <text:p text:style-name="Standard">Zeitraum 0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GBPUSD H1</text:p>
          </table:table-cell>
          <table:table-cell table:style-name="Tabelle1.B1" office:value-type="string">
            <text:p text:style-name="Table_20_Contents"><draw:frame draw:style-name="fr1" draw:name="Grafik1" text:anchor-type="paragraph" svg:width="14.178cm" svg:height="0.542cm" draw:z-index="0"><draw:image xlink:href="Pictures/10000000000005500000003481C4C7E9.png" xlink:type="simple" xlink:show="embed" xlink:actuate="onLoad"/></draw:frame><draw:frame draw:style-name="fr2" draw:name="Grafik2" text:anchor-type="paragraph" svg:x="0cm" svg:y="0.76cm" svg:width="14.178cm" svg:height="0.933cm" draw:z-index="1"><draw:image xlink:href="Pictures/100000000000025F00000028FF4E0D7D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EURUSD H1</text:p>
          </table:table-cell>
          <table:table-cell table:style-name="Tabelle1.B2" office:value-type="string">
            <text:p text:style-name="Table_20_Contents"><draw:frame draw:style-name="fr1" draw:name="Grafik15" text:anchor-type="paragraph" svg:width="14.178cm" svg:height="0.489cm" draw:z-index="14"><draw:image xlink:href="Pictures/10000000000005510000002F5B6257DC.png" xlink:type="simple" xlink:show="embed" xlink:actuate="onLoad"/></draw:frame></text:p>
            <text:p text:style-name="Table_20_Contents"><draw:frame draw:style-name="fr1" draw:name="Grafik16" text:anchor-type="paragraph" svg:width="14.178cm" svg:height="0.755cm" draw:z-index="15"><draw:image xlink:href="Pictures/10000000000002450000001F680F8ACC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EURUSD M30</text:p>
          </table:table-cell>
          <table:table-cell table:style-name="Tabelle1.B2" office:value-type="string">
            <text:p text:style-name="Table_20_Contents"><draw:frame draw:style-name="fr1" draw:name="Grafik55" text:anchor-type="paragraph" svg:width="14.18cm" svg:height="0.411cm" draw:z-index="54"><draw:image xlink:href="Pictures/10000000000005630000002882658A31.png" xlink:type="simple" xlink:show="embed" xlink:actuate="onLoad"/></draw:frame></text:p>
            <text:p text:style-name="Table_20_Contents"><draw:frame draw:style-name="fr1" draw:name="Grafik56" text:anchor-type="paragraph" svg:width="14.18cm" svg:height="0.845cm" draw:z-index="55"><draw:image xlink:href="Pictures/100000000000025C00000024EF4DC609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>Zeitraum -1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GBPUSD H1</text:p>
          </table:table-cell>
          <table:table-cell table:style-name="Tabelle2.B1" office:value-type="string">
            <text:p text:style-name="Table_20_Contents"><draw:frame draw:style-name="fr1" draw:name="Grafik3" text:anchor-type="paragraph" svg:width="14.178cm" svg:height="0.415cm" draw:z-index="2"><draw:image xlink:href="Pictures/10000000000005970000002A91B98887.png" xlink:type="simple" xlink:show="embed" xlink:actuate="onLoad"/></draw:frame><draw:frame draw:style-name="fr2" draw:name="Grafik4" text:anchor-type="paragraph" svg:x="0cm" svg:y="0.69cm" svg:width="14.178cm" svg:height="0.833cm" draw:z-index="3"><draw:image xlink:href="Pictures/100000000000025400000023E6DF3343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EURUSD H1</text:p>
          </table:table-cell>
          <table:table-cell table:style-name="Tabelle2.B2" office:value-type="string">
            <text:p text:style-name="Table_20_Contents"><draw:frame draw:style-name="fr1" draw:name="Grafik17" text:anchor-type="paragraph" svg:width="14.178cm" svg:height="0.374cm" draw:z-index="16"><draw:image xlink:href="Pictures/10000000000005760000002583CE1C6F.png" xlink:type="simple" xlink:show="embed" xlink:actuate="onLoad"/></draw:frame></text:p>
            <text:p text:style-name="Table_20_Contents"><draw:frame draw:style-name="fr1" draw:name="Grafik18" text:anchor-type="paragraph" svg:width="14.178cm" svg:height="0.863cm" draw:z-index="17"><draw:image xlink:href="Pictures/100000000000025F0000002538808F62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EURUSD M15</text:p>
          </table:table-cell>
          <table:table-cell table:style-name="Tabelle2.B2" office:value-type="string">
            <text:p text:style-name="Table_20_Contents"><draw:frame draw:style-name="fr1" draw:name="Grafik29" text:anchor-type="paragraph" svg:width="14.178cm" svg:height="0.362cm" draw:z-index="28"><draw:image xlink:href="Pictures/10000000000005570000002353E87D2D.png" xlink:type="simple" xlink:show="embed" xlink:actuate="onLoad"/></draw:frame></text:p>
            <text:p text:style-name="Table_20_Contents"><draw:frame draw:style-name="fr1" draw:name="Grafik30" text:anchor-type="paragraph" svg:width="14.178cm" svg:height="0.801cm" draw:z-index="29"><draw:image xlink:href="Pictures/100000000000025900000022F0193827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AUDUSD H1</text:p>
          </table:table-cell>
          <table:table-cell table:style-name="Tabelle2.B2" office:value-type="string">
            <text:p text:style-name="Table_20_Contents"><draw:frame draw:style-name="fr1" draw:name="Grafik35" text:anchor-type="paragraph" svg:width="14.178cm" svg:height="0.434cm" draw:z-index="34"><draw:image xlink:href="Pictures/10000000000005590000002A115BE364.png" xlink:type="simple" xlink:show="embed" xlink:actuate="onLoad"/></draw:frame></text:p>
            <text:p text:style-name="Table_20_Contents"><draw:frame draw:style-name="fr1" draw:name="Grafik36" text:anchor-type="paragraph" svg:width="14.178cm" svg:height="0.947cm" draw:z-index="35"><draw:image xlink:href="Pictures/100000000000025600000028BD9CCF4D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EURUSD M30</text:p>
          </table:table-cell>
          <table:table-cell table:style-name="Tabelle2.B2" office:value-type="string">
            <text:p text:style-name="Table_20_Contents"><draw:frame draw:style-name="fr1" draw:name="Grafik43" text:anchor-type="paragraph" svg:width="14.18cm" svg:height="0.369cm" draw:z-index="42"><draw:image xlink:href="Pictures/100000000000058B00000025C9F8F1F3.png" xlink:type="simple" xlink:show="embed" xlink:actuate="onLoad"/></draw:frame></text:p>
            <text:p text:style-name="Table_20_Contents"><draw:frame draw:style-name="fr3" draw:name="Grafik44" text:anchor-type="paragraph" svg:width="14.18cm" svg:height="0.878cm" draw:z-index="43"><draw:image xlink:href="Pictures/100000000000024400000024C30B67D0.pn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Zeitraum -2</text:p>
      <text:p text:style-name="Standard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GBPUSD H1</text:p>
          </table:table-cell>
          <table:table-cell table:style-name="Tabelle3.B1" office:value-type="string">
            <text:p text:style-name="Table_20_Contents"><draw:frame draw:style-name="fr1" draw:name="Grafik5" text:anchor-type="paragraph" svg:width="14.178cm" svg:height="0.466cm" draw:z-index="4"><draw:image xlink:href="Pictures/10000000000005930000002FFA4482FE.png" xlink:type="simple" xlink:show="embed" xlink:actuate="onLoad"/></draw:frame></text:p>
            <text:p text:style-name="Table_20_Contents"><draw:frame draw:style-name="fr1" draw:name="Grafik6" text:anchor-type="paragraph" svg:width="14.178cm" svg:height="0.769cm" draw:z-index="5"><draw:image xlink:href="Pictures/100000000000025F00000021AE32BA21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EURUSD H1</text:p>
          </table:table-cell>
          <table:table-cell table:style-name="Tabelle3.B2" office:value-type="string">
            <text:p text:style-name="Table_20_Contents"><draw:frame draw:style-name="fr1" draw:name="Grafik19" text:anchor-type="paragraph" svg:width="14.178cm" svg:height="0.529cm" draw:z-index="18"><draw:image xlink:href="Pictures/100000000000055300000033371C3A05.png" xlink:type="simple" xlink:show="embed" xlink:actuate="onLoad"/></draw:frame></text:p>
            <text:p text:style-name="Table_20_Contents"><draw:frame draw:style-name="fr1" draw:name="Grafik20" text:anchor-type="paragraph" svg:width="14.178cm" svg:height="0.984cm" draw:z-index="19"><draw:image xlink:href="Pictures/100000000000024E0000002979A8B3B7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EURUSD M15</text:p>
          </table:table-cell>
          <table:table-cell table:style-name="Tabelle3.B2" office:value-type="string">
            <text:p text:style-name="Table_20_Contents"><draw:frame draw:style-name="fr1" draw:name="Grafik31" text:anchor-type="paragraph" svg:width="14.178cm" svg:height="0.455cm" draw:z-index="30"><draw:image xlink:href="Pictures/10000000000005570000002C6BB4E29C.png" xlink:type="simple" xlink:show="embed" xlink:actuate="onLoad"/></draw:frame></text:p>
            <text:p text:style-name="Table_20_Contents"><draw:frame draw:style-name="fr1" draw:name="Grafik32" text:anchor-type="paragraph" svg:width="14.178cm" svg:height="0.898cm" draw:z-index="31"><draw:image xlink:href="Pictures/100000000000024800000025B7095B27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>EURUSD M30</text:p>
          </table:table-cell>
          <table:table-cell table:style-name="Tabelle3.B2" office:value-type="string">
            <text:p text:style-name="Table_20_Contents"><draw:frame draw:style-name="fr1" draw:name="Grafik45" text:anchor-type="paragraph" svg:width="14.18cm" svg:height="0.476cm" draw:z-index="44"><draw:image xlink:href="Pictures/10000000000005580000002E9BA849C1.png" xlink:type="simple" xlink:show="embed" xlink:actuate="onLoad"/></draw:frame></text:p>
            <text:p text:style-name="Table_20_Contents"><draw:frame draw:style-name="fr1" draw:name="Grafik46" text:anchor-type="paragraph" svg:width="14.18cm" svg:height="0.773cm" draw:z-index="45"><draw:image xlink:href="Pictures/100000000000024B000000204334FDBA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Zeitraum -3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GBPUSD H1</text:p>
          </table:table-cell>
          <table:table-cell table:style-name="Tabelle4.B1" office:value-type="string">
            <text:p text:style-name="Table_20_Contents"><draw:frame draw:style-name="fr1" draw:name="Grafik7" text:anchor-type="paragraph" svg:width="14.178cm" svg:height="0.459cm" draw:z-index="6"><draw:image xlink:href="Pictures/100000000000058E0000002E134771A7.png" xlink:type="simple" xlink:show="embed" xlink:actuate="onLoad"/></draw:frame><draw:frame draw:style-name="fr2" draw:name="Grafik8" text:anchor-type="paragraph" svg:x="-0.055cm" svg:y="0.857cm" svg:width="14.178cm" svg:height="0.838cm" draw:z-index="7"><draw:image xlink:href="Pictures/100000000000025000000023ED1A2AF4.pn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EURUSD H1</text:p>
          </table:table-cell>
          <table:table-cell table:style-name="Tabelle4.B2" office:value-type="string">
            <text:p text:style-name="Table_20_Contents"><draw:frame draw:style-name="fr1" draw:name="Grafik21" text:anchor-type="paragraph" svg:width="14.178cm" svg:height="0.388cm" draw:z-index="20"><draw:image xlink:href="Pictures/1000000000000542000000253EE53F98.png" xlink:type="simple" xlink:show="embed" xlink:actuate="onLoad"/></draw:frame></text:p>
            <text:p text:style-name="Table_20_Contents"><draw:frame draw:style-name="fr2" draw:name="Grafik22" text:anchor-type="paragraph" svg:x="0.085cm" svg:y="0.3cm" svg:width="14.178cm" svg:height="0.977cm" draw:z-index="21"><draw:image xlink:href="Pictures/100000000000024400000028B8C957BB.pn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EURUSD M15</text:p>
          </table:table-cell>
          <table:table-cell table:style-name="Tabelle4.B2" office:value-type="string">
            <text:p text:style-name="Table_20_Contents"><draw:frame draw:style-name="fr1" draw:name="Grafik33" text:anchor-type="paragraph" svg:width="14.178cm" svg:height="0.501cm" draw:z-index="32"><draw:image xlink:href="Pictures/100000000000054B00000030BFC289EC.png" xlink:type="simple" xlink:show="embed" xlink:actuate="onLoad"/></draw:frame></text:p>
            <text:p text:style-name="Table_20_Contents"><draw:frame draw:style-name="fr1" draw:name="Grafik34" text:anchor-type="paragraph" svg:width="14.178cm" svg:height="0.744cm" draw:z-index="33"><draw:image xlink:href="Pictures/100000000000024E0000001F374A4D2F.pn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EURUSD M30</text:p>
          </table:table-cell>
          <table:table-cell table:style-name="Tabelle4.B2" office:value-type="string">
            <text:p text:style-name="Table_20_Contents"><draw:frame draw:style-name="fr1" draw:name="Grafik47" text:anchor-type="paragraph" svg:width="14.18cm" svg:height="0.496cm" draw:z-index="46"><draw:image xlink:href="Pictures/100000000000057900000031DFAE19C5.png" xlink:type="simple" xlink:show="embed" xlink:actuate="onLoad"/></draw:frame></text:p>
            <text:p text:style-name="Table_20_Contents"><draw:frame draw:style-name="fr1" draw:name="Grafik48" text:anchor-type="paragraph" svg:width="14.18cm" svg:height="0.82cm" draw:z-index="47"><draw:image xlink:href="Pictures/100000000000025D00000023707A2FEE.png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>AUDUSD H1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AUDUSD M30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AUDUSD M15</text:p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Zeitraum -4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GBPUSD H1</text:p>
          </table:table-cell>
          <table:table-cell table:style-name="Tabelle5.B1" office:value-type="string">
            <text:p text:style-name="Table_20_Contents"><draw:frame draw:style-name="fr3" draw:name="Grafik9" text:anchor-type="paragraph" svg:width="14.178cm" svg:height="0.459cm" draw:z-index="8"><draw:image xlink:href="Pictures/100000000000056B0000002D3933B274.png" xlink:type="simple" xlink:show="embed" xlink:actuate="onLoad"/></draw:frame></text:p>
            <text:p text:style-name="Table_20_Contents"><draw:frame draw:style-name="fr3" draw:name="Grafik10" text:anchor-type="paragraph" svg:width="14.178cm" svg:height="0.915cm" draw:z-index="9"><draw:image xlink:href="Pictures/100000000000025C00000027E4A61702.png" xlink:type="simple" xlink:show="embed" xlink:actuate="onLoad"/></draw:frame></text:p>
          </table:table-cell>
        </table:table-row>
        <table:table-row>
          <table:table-cell table:style-name="Tabelle5.A2" office:value-type="string">
            <text:p text:style-name="Table_20_Contents">EURUSD H1</text:p>
          </table:table-cell>
          <table:table-cell table:style-name="Tabelle5.B2" office:value-type="string">
            <text:p text:style-name="Table_20_Contents"><draw:frame draw:style-name="fr1" draw:name="Grafik23" text:anchor-type="paragraph" svg:width="14.178cm" svg:height="0.367cm" draw:z-index="22"><draw:image xlink:href="Pictures/100000000000054800000023A716FEED.png" xlink:type="simple" xlink:show="embed" xlink:actuate="onLoad"/></draw:frame></text:p>
            <text:p text:style-name="Table_20_Contents"><draw:frame draw:style-name="fr1" draw:name="Grafik24" text:anchor-type="paragraph" svg:width="14.178cm" svg:height="0.91cm" draw:z-index="23"><draw:image xlink:href="Pictures/100000000000024F000000268731152F.png" xlink:type="simple" xlink:show="embed" xlink:actuate="onLoad"/></draw:frame></text:p>
          </table:table-cell>
        </table:table-row>
        <table:table-row>
          <table:table-cell table:style-name="Tabelle5.A2" office:value-type="string">
            <text:p text:style-name="Table_20_Contents">EURUSD M15</text:p>
          </table:table-cell>
          <table:table-cell table:style-name="Tabelle5.B2" office:value-type="string">
            <text:p text:style-name="Table_20_Contents"><draw:frame draw:style-name="fr1" draw:name="Grafik37" text:anchor-type="paragraph" svg:width="14.18cm" svg:height="0.513cm" draw:z-index="36"><draw:image xlink:href="Pictures/100000000000056500000032002A1E33.png" xlink:type="simple" xlink:show="embed" xlink:actuate="onLoad"/></draw:frame></text:p>
            <text:p text:style-name="Table_20_Contents"><draw:frame draw:style-name="fr1" draw:name="Grafik38" text:anchor-type="paragraph" svg:width="14.18cm" svg:height="0.912cm" draw:z-index="37"><draw:image xlink:href="Pictures/100000000000024E00000026D838A51C.png" xlink:type="simple" xlink:show="embed" xlink:actuate="onLoad"/></draw:frame></text:p>
          </table:table-cell>
        </table:table-row>
        <table:table-row>
          <table:table-cell table:style-name="Tabelle5.A2" office:value-type="string">
            <text:p text:style-name="Table_20_Contents">EURUSD M30</text:p>
          </table:table-cell>
          <table:table-cell table:style-name="Tabelle5.B2" office:value-type="string">
            <text:p text:style-name="Table_20_Contents"><draw:frame draw:style-name="fr1" draw:name="Grafik49" text:anchor-type="paragraph" svg:width="14.18cm" svg:height="0.464cm" draw:z-index="48"><draw:image xlink:href="Pictures/100000000000055F0000002D123AD15F.png" xlink:type="simple" xlink:show="embed" xlink:actuate="onLoad"/></draw:frame></text:p>
            <text:p text:style-name="Table_20_Contents"><draw:frame draw:style-name="fr1" draw:name="Grafik50" text:anchor-type="paragraph" svg:width="14.18cm" svg:height="0.794cm" draw:z-index="49"><draw:image xlink:href="Pictures/100000000000024D00000021AE5544A3.png" xlink:type="simple" xlink:show="embed" xlink:actuate="onLoad"/></draw:frame></text:p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Zeitraum -5</text:p>
      <text:p text:style-name="Standard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Contents">GBPUSD H1</text:p>
          </table:table-cell>
          <table:table-cell table:style-name="Tabelle6.B1" office:value-type="string">
            <text:p text:style-name="Table_20_Contents"><draw:frame draw:style-name="fr1" draw:name="Grafik11" text:anchor-type="paragraph" svg:width="14.178cm" svg:height="0.506cm" draw:z-index="10"><draw:image xlink:href="Pictures/10000000000005740000003260E38B0C.png" xlink:type="simple" xlink:show="embed" xlink:actuate="onLoad"/></draw:frame></text:p>
            <text:p text:style-name="Table_20_Contents"><draw:frame draw:style-name="fr1" draw:name="Grafik12" text:anchor-type="paragraph" svg:width="14.178cm" svg:height="0.974cm" draw:z-index="11"><draw:image xlink:href="Pictures/100000000000025500000029FF7DD84F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EURUSD H1</text:p>
          </table:table-cell>
          <table:table-cell table:style-name="Tabelle6.B2" office:value-type="string">
            <text:p text:style-name="Table_20_Contents"><draw:frame draw:style-name="fr1" draw:name="Grafik25" text:anchor-type="paragraph" svg:width="14.178cm" svg:height="0.587cm" draw:z-index="24"><draw:image xlink:href="Pictures/100000000000054700000038F037D2E7.png" xlink:type="simple" xlink:show="embed" xlink:actuate="onLoad"/></draw:frame></text:p>
            <text:p text:style-name="Table_20_Contents"><draw:frame draw:style-name="fr1" draw:name="Grafik26" text:anchor-type="paragraph" svg:width="14.178cm" svg:height="0.894cm" draw:z-index="25"><draw:image xlink:href="Pictures/100000000000024A0000002567AE445C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EURUSD M15</text:p>
          </table:table-cell>
          <table:table-cell table:style-name="Tabelle6.B2" office:value-type="string">
            <text:p text:style-name="Table_20_Contents"><draw:frame draw:style-name="fr1" draw:name="Grafik39" text:anchor-type="paragraph" svg:width="14.18cm" svg:height="0.411cm" draw:z-index="38"><draw:image xlink:href="Pictures/100000000000056100000028FDED4A14.png" xlink:type="simple" xlink:show="embed" xlink:actuate="onLoad"/></draw:frame><draw:frame draw:style-name="fr3" draw:name="Grafik40" text:anchor-type="paragraph" svg:width="14.18cm" svg:height="0.871cm" draw:z-index="39"><draw:image xlink:href="Pictures/10000000000002490000002408A8378F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>EURUSD M30</text:p>
          </table:table-cell>
          <table:table-cell table:style-name="Tabelle6.B2" office:value-type="string">
            <text:p text:style-name="Table_20_Contents"><draw:frame draw:style-name="fr1" draw:name="Grafik51" text:anchor-type="paragraph" svg:width="14.18cm" svg:height="0.619cm" draw:z-index="50"><draw:image xlink:href="Pictures/100000000000055D0000003C20FE1715.png" xlink:type="simple" xlink:show="embed" xlink:actuate="onLoad"/></draw:frame></text:p>
            <text:p text:style-name="Table_20_Contents"><draw:frame draw:style-name="fr1" draw:name="Grafik52" text:anchor-type="paragraph" svg:width="14.18cm" svg:height="0.859cm" draw:z-index="51"><draw:image xlink:href="Pictures/1000000000000262000000254CCEA113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Zeitraum -6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Contents">GBPUSD H1</text:p>
          </table:table-cell>
          <table:table-cell table:style-name="Tabelle7.B1" office:value-type="string">
            <text:p text:style-name="Table_20_Contents"><draw:frame draw:style-name="fr3" draw:name="Grafik13" text:anchor-type="paragraph" svg:width="14.178cm" svg:height="0.425cm" draw:z-index="12"><draw:image xlink:href="Pictures/10000000000005750000002A28C0BA87.png" xlink:type="simple" xlink:show="embed" xlink:actuate="onLoad"/></draw:frame></text:p>
            <text:p text:style-name="Table_20_Contents"><draw:frame draw:style-name="fr3" draw:name="Grafik14" text:anchor-type="paragraph" svg:width="14.178cm" svg:height="0.794cm" draw:z-index="13"><draw:image xlink:href="Pictures/100000000000024D00000021CDB2A690.png" xlink:type="simple" xlink:show="embed" xlink:actuate="onLoad"/></draw:frame></text:p>
          </table:table-cell>
        </table:table-row>
        <table:table-row>
          <table:table-cell table:style-name="Tabelle7.A2" office:value-type="string">
            <text:p text:style-name="Table_20_Contents">EURUSD H1</text:p>
          </table:table-cell>
          <table:table-cell table:style-name="Tabelle7.B2" office:value-type="string">
            <text:p text:style-name="Table_20_Contents"><draw:frame draw:style-name="fr1" draw:name="Grafik27" text:anchor-type="paragraph" svg:width="14.178cm" svg:height="0.429cm" draw:z-index="26"><draw:image xlink:href="Pictures/1000000000000547000000295D431108.png" xlink:type="simple" xlink:show="embed" xlink:actuate="onLoad"/></draw:frame></text:p>
            <text:p text:style-name="Table_20_Contents"><draw:frame draw:style-name="fr1" draw:name="Grafik28" text:anchor-type="paragraph" svg:width="14.178cm" svg:height="0.801cm" draw:z-index="27"><draw:image xlink:href="Pictures/1000000000000248000000212A7D422E.png" xlink:type="simple" xlink:show="embed" xlink:actuate="onLoad"/></draw:frame></text:p>
          </table:table-cell>
        </table:table-row>
        <table:table-row>
          <table:table-cell table:style-name="Tabelle7.A2" office:value-type="string">
            <text:p text:style-name="Table_20_Contents">EURUSD M15</text:p>
          </table:table-cell>
          <table:table-cell table:style-name="Tabelle7.B2" office:value-type="string">
            <text:p text:style-name="Table_20_Contents"><draw:frame draw:style-name="fr1" draw:name="Grafik41" text:anchor-type="paragraph" svg:width="14.18cm" svg:height="0.46cm" draw:z-index="40"><draw:image xlink:href="Pictures/10000000000005650000002D81E45444.png" xlink:type="simple" xlink:show="embed" xlink:actuate="onLoad"/></draw:frame></text:p>
            <text:p text:style-name="Table_20_Contents"><draw:frame draw:style-name="fr1" draw:name="Grafik42" text:anchor-type="paragraph" svg:width="14.18cm" svg:height="0.878cm" draw:z-index="41"><draw:image xlink:href="Pictures/100000000000025500000025EBB8A809.png" xlink:type="simple" xlink:show="embed" xlink:actuate="onLoad"/></draw:frame></text:p>
          </table:table-cell>
        </table:table-row>
        <table:table-row>
          <table:table-cell table:style-name="Tabelle7.A2" office:value-type="string">
            <text:p text:style-name="Table_20_Contents">EURUSD M30</text:p>
          </table:table-cell>
          <table:table-cell table:style-name="Tabelle7.B2" office:value-type="string">
            <text:p text:style-name="Table_20_Contents"><draw:frame draw:style-name="fr1" draw:name="Grafik53" text:anchor-type="paragraph" svg:width="14.18cm" svg:height="0.4cm" draw:z-index="52"><draw:image xlink:href="Pictures/1000000000000560000000273F00C5FA.png" xlink:type="simple" xlink:show="embed" xlink:actuate="onLoad"/></draw:frame></text:p>
            <text:p text:style-name="Table_20_Contents"><draw:frame draw:style-name="fr1" draw:name="Grafik54" text:anchor-type="paragraph" svg:width="14.18cm" svg:height="0.836cm" draw:z-index="53"><draw:image xlink:href="Pictures/10000000000002620000002479C72C97.png" xlink:type="simple" xlink:show="embed" xlink:actuate="onLoad"/></draw:frame></text:p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20-08-21T16:47:30.94</meta:creation-date>
    <dc:date>2020-08-22T13:21:09.44</dc:date>
    <dc:creator>Thomas Nickel</dc:creator>
    <meta:editing-duration>PT1H42M11S</meta:editing-duration>
    <meta:editing-cycles>6</meta:editing-cycles>
    <meta:generator>OpenOffice/4.1.6$Win32 OpenOffice.org_project/416m1$Build-9790</meta:generator>
    <meta:document-statistic meta:table-count="7" meta:image-count="56" meta:object-count="0" meta:page-count="7" meta:paragraph-count="39" meta:word-count="79" meta:character-count="389"/>
  </office:meta>
</office:document-meta>
</file>